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ask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st.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ject Do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ganize in Githu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earch how to set up Proj in Github. Researche Agile Dev Proces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ild fram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ate Databa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siness Overview/Step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gorithms/FlowChar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 Fram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ventory Fram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les Fram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port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2:.C11])" office:value-type="float" office:value="37" calcext:value-type="float">
            <text:p>3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E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2:31:54.241465000</meta:creation-date>
    <dc:date>2016-02-13T13:36:37.255280000</dc:date>
    <meta:editing-duration>PT34M22S</meta:editing-duration>
    <meta:editing-cycles>1</meta:editing-cycles>
    <meta:document-statistic meta:table-count="1" meta:cell-count="40" meta:object-count="0"/>
    <meta:generator>LibreOffice/4.4.4.3$MacOSX_X86_64 LibreOffice_project/2c39ebcf046445232b798108aa8a7e7d89552ea8</meta:generator>
  </office:meta>
</office:document-meta>
</file>